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5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49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4" office:value-type="string" calcext:value-type="string">
            <text:p>Mens. 08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09-05" calcext:value-type="date">
            <text:p>05/09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4" office:value-type="string" calcext:value-type="string">
            <text:p>Mens. 09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10-03" calcext:value-type="date">
            <text:p>03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4" office:value-type="string" calcext:value-type="string">
            <text:p>Mens. 10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11-06" calcext:value-type="date">
            <text:p>06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4" office:value-type="string" calcext:value-type="string">
            <text:p>Mens. 11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12-05" calcext:value-type="date">
            <text:p>05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4" office:value-type="string" calcext:value-type="string">
            <text:p>Mens. 12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01-03" calcext:value-type="date">
            <text:p>03/01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4" office:value-type="string" calcext:value-type="string">
            <text:p>Mens. 01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2-05" calcext:value-type="date">
            <text:p>05/02/2025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4" office:value-type="string" calcext:value-type="string">
            <text:p>Mens. 02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3-07" calcext:value-type="date">
            <text:p>07/03/2025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4" office:value-type="string" calcext:value-type="string">
            <text:p>Mens. 03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4-04" calcext:value-type="date">
            <text:p>04/04/2025</text:p>
          </table:table-cell>
          <table:table-cell table:style-name="ce67"/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4" office:value-type="string" calcext:value-type="string">
            <text:p>Mens. 04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5-09" calcext:value-type="date">
            <text:p>09/05/2025</text:p>
          </table:table-cell>
          <table:table-cell table:style-name="ce67" table:formula="of:=[.C10]-[.F10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4" office:value-type="string" calcext:value-type="string">
            <text:p>Mens. 05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6-09" calcext:value-type="date">
            <text:p>09/06/2025</text:p>
          </table:table-cell>
          <table:table-cell table:style-name="ce67" table:formula="of:=[.C11]-[.F11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4" office:value-type="string" calcext:value-type="string">
            <text:p>Mens. 06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7-03" calcext:value-type="date">
            <text:p>03/07/2025</text:p>
          </table:table-cell>
          <table:table-cell table:style-name="ce67" table:formula="of:=[.C12]-[.F1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4" office:value-type="string" calcext:value-type="string">
            <text:p>Mens. 07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não</text:p>
          </table:table-cell>
          <table:table-cell table:style-name="ce58" office:value-type="float" office:value="0" calcext:value-type="float">
            <text:p>-</text:p>
          </table:table-cell>
          <table:table-cell table:style-name="ce50"/>
          <table:table-cell table:style-name="ce67" table:formula="of:=[.C13]-[.F13]" office:value-type="float" office:value="260" calcext:value-type="float">
            <text:p>26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13])" office:value-type="float" office:value="260" calcext:value-type="float">
            <text:p>260,00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4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46.550287665">00:00:00</text:time></text:span><text:span text:style-name="MT2"><text:s/></text:span></text:p>
        </style:region-center>
        <style:region-right>
          <text:p><text:span text:style-name="MT4">Juliana do Nascimento Aranha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Juliana do Nascimento Aranha 31488970807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46.55254900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5-08-01T14:40:46.889414640</dc:date>
    <meta:print-date>2019-12-18T08:56:40.082000000</meta:print-date>
    <dc:language>pt-PT</dc:language>
    <meta:editing-cycles>662</meta:editing-cycles>
    <meta:editing-duration>PT21H19M9S</meta:editing-duration>
    <meta:document-statistic meta:table-count="1" meta:cell-count="92" meta:object-count="0"/>
    <meta:user-defined meta:name="Info 0"/>
    <meta:user-defined meta:name="Info 1"/>
    <meta:user-defined meta:name="Info 2"/>
    <meta:user-defined meta:name="Info 3"/>
  </office:meta>
</office:document-meta>
</file>